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5a7" officeooo:paragraph-rsid="000c25a7"/>
    </style:style>
    <style:style style:name="P2" style:family="paragraph" style:parent-style-name="Standard">
      <style:text-properties officeooo:paragraph-rsid="000cf3d2"/>
    </style:style>
    <style:style style:name="P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7852" officeooo:paragraph-rsid="000e7852" style:font-size-asian="10pt" style:font-style-asian="normal" style:font-weight-asian="normal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8a05" officeooo:paragraph-rsid="00118a05" style:font-size-asian="10pt" style:font-style-asian="normal" style:font-weight-asian="normal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4062" officeooo:paragraph-rsid="00134062" style:font-size-asian="10pt" style:font-style-asian="normal" style:font-weight-asian="normal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53f3e" officeooo:paragraph-rsid="00153f3e" style:font-size-asian="10pt" style:font-style-asian="normal" style:font-weight-asian="normal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0d2e" officeooo:paragraph-rsid="00170d2e" style:font-size-asian="10pt" style:font-style-asian="normal" style:font-weight-asian="normal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70d2e" officeooo:paragraph-rsid="00170d2e" style:font-size-asian="10pt" style:font-style-asian="normal" style:font-weight-asian="bold" style:font-weight-complex="bold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18a05" officeooo:paragraph-rsid="00118a05" style:font-size-asian="10pt" style:font-style-asian="normal" style:font-weight-asian="bold" style:font-weight-complex="bold" style:text-emphasize="none"/>
    </style:style>
    <style:style style:name="P10" style:family="paragraph" style:parent-style-name="Standard" style:list-style-name="L1">
      <style:text-properties officeooo:paragraph-rsid="000cf3d2"/>
    </style:style>
    <style:style style:name="P11" style:family="paragraph" style:parent-style-name="Standard" style:list-style-name="L1">
      <style:text-properties officeooo:paragraph-rsid="000e7852"/>
    </style:style>
    <style:style style:name="P12" style:family="paragraph" style:parent-style-name="Standard" style:list-style-name="L1">
      <style:text-properties officeooo:rsid="000cf3d2" officeooo:paragraph-rsid="000cf3d2"/>
    </style:style>
    <style:style style:name="P13" style:family="paragraph" style:parent-style-name="Standard" style:list-style-name="L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7852" officeooo:paragraph-rsid="000e7852" style:font-size-asian="10pt" style:font-style-asian="normal" style:font-weight-asian="normal" style:text-emphasize="none"/>
    </style:style>
    <style:style style:name="P14" style:family="paragraph" style:parent-style-name="Standard" style:list-style-name="L2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8a05" officeooo:paragraph-rsid="00118a05" style:font-size-asian="10pt" style:font-style-asian="normal" style:font-weight-asian="normal" style:text-emphasize="none"/>
    </style:style>
    <style:style style:name="P15" style:family="paragraph" style:parent-style-name="Standard" style:list-style-name="L2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0d2e" officeooo:paragraph-rsid="00170d2e" style:font-size-asian="10pt" style:font-style-asian="normal" style:font-weight-asian="normal" style:text-emphasize="none"/>
    </style:style>
    <style:style style:name="P16" style:family="paragraph" style:parent-style-name="Standard" style:list-style-name="L3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0d2e" officeooo:paragraph-rsid="00170d2e" style:font-size-asian="10pt" style:font-style-asian="normal" style:font-weight-asian="normal" style:text-emphasize="none"/>
    </style:style>
    <style:style style:name="P17" style:family="paragraph" style:parent-style-name="Standard" style:list-style-name="L2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8bb18" officeooo:paragraph-rsid="0018bb18" style:font-size-asian="10pt" style:font-style-asian="normal" style:font-weight-asian="normal" style:text-emphasize="none"/>
    </style:style>
    <style:style style:name="P18" style:family="paragraph" style:parent-style-name="Standard" style:list-style-name="L3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8718" officeooo:paragraph-rsid="00128718" style:font-size-asian="10pt" style:font-style-asian="normal" style:font-weight-asian="normal" style:text-emphasize="none"/>
    </style:style>
    <style:style style:name="P19" style:family="paragraph" style:parent-style-name="Standard" style:list-style-name="L3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4062" officeooo:paragraph-rsid="00134062" style:font-size-asian="10pt" style:font-style-asian="normal" style:font-weight-asian="normal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4062" officeooo:paragraph-rsid="00134062" style:font-size-asian="10pt" style:font-style-asian="normal" style:font-weight-asian="normal" style:text-emphasize="none"/>
    </style:style>
    <style:style style:name="P21" style:family="paragraph" style:parent-style-name="Standard" style:list-style-name="L3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94c3" officeooo:paragraph-rsid="001a94c3" style:font-size-asian="10pt" style:font-style-asian="normal" style:font-weight-asian="normal" style:text-emphasize="none"/>
    </style:style>
    <style:style style:name="P22" style:family="paragraph" style:parent-style-name="Standard" style:list-style-name="L4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53f3e" officeooo:paragraph-rsid="00153f3e" style:font-size-asian="10pt" style:font-style-asian="normal" style:font-weight-asian="normal" style:text-emphasize="none"/>
    </style:style>
    <style:style style:name="P23" style:family="paragraph" style:parent-style-name="Standard" style:list-style-name="L5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0403" officeooo:paragraph-rsid="001d0403" style:font-size-asian="10pt" style:font-style-asian="normal" style:font-weight-asian="normal" style:font-weight-complex="normal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34062" officeooo:paragraph-rsid="00134062" style:font-size-asian="10pt" style:font-style-asian="normal" style:font-weight-asian="bold" style:font-weight-complex="bold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d0403" officeooo:paragraph-rsid="001d0403" style:font-size-asian="10pt" style:font-style-asian="normal" style:font-weight-asian="bold" style:font-weight-complex="bold" style:text-emphasize="none"/>
    </style:style>
    <style:style style:name="T1" style:family="text">
      <style:text-properties officeooo:rsid="000cf3d2"/>
    </style:style>
    <style:style style:name="T2" style:family="text">
      <style:text-properties officeooo:rsid="000e7852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c25a7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7852" style:font-size-asian="10pt" style:font-style-asian="normal" style:font-weight-asian="normal" style:text-emphasize="none"/>
    </style:style>
    <style:style style:name="T6" style:family="text">
      <style:text-properties officeooo:rsid="00125d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3485100165" text:style-name="L1">
        <text:list-item>
          <text:p text:style-name="P12">issue_validation → Punkte die im falschen Quadranten Liegen: detected→ not detected</text:p>
          <text:list>
            <text:list-item>
              <text:p text:style-name="P10"><text:span text:style-name="T1">In Qgis anzeigen → attribut-Tabelle </text:span><text:span text:style-name="T2">(docked)</text:span><text:span text:style-name="T1"> → </text:span><text:span text:style-name="T2">Punkte einzeln auswählen via selection tool → in attribut-Tabelle (toggle auf editing) → detected = not detected → (Tag setzen (delete detection)</text:span></text:p>
            </text:list-item>
          </text:list>
        </text:list-item>
      </text:list>
      <text:p text:style-name="P2"/>
      <text:list xml:id="list92032981744343" text:continue-numbering="true" text:style-name="L1">
        <text:list-item>
          <text:p text:style-name="P11"><text:span text:style-name="T4">multiple entires detected: </text:span><text:span text:style-name="T5">Mehrere Orte mit diesem Namen in Wenkerdaten.</text:span></text:p>
          <text:list>
            <text:list-item>
              <text:p text:style-name="P11"><text:span text:style-name="T5">In “excel” die </text:span><text:span text:style-name="T3">multiple entires detec</text:span><text:span text:style-name="T5">ed auswählen. </text:span></text:p>
            </text:list-item>
            <text:list-item>
              <text:p text:style-name="P13">In QGIS in Wenker-Attr.Tabelle nach Ortsnamen (via expression) suchen (show only selected features)</text:p>
            </text:list-item>
            <text:list-item>
              <text:p text:style-name="P13">Von (eindeutigem) richtigen Ort die x-y-Koordinaten in Tabelle schreiben und Tag setzen </text:p>
            </text:list-item>
          </text:list>
        </text:list-item>
      </text:list>
      <text:p text:style-name="P3"/>
      <text:list xml:id="list92032771890271" text:continue-numbering="true" text:style-name="L1">
        <text:list-item>
          <text:p text:style-name="P13">no unique names: Mehrere gleichnamige Orte in ADV. </text:p>
          <text:list>
            <text:list-item>
              <text:p text:style-name="P13">Alle no unique names alphabetisch nach ortsname Sortieren</text:p>
            </text:list-item>
            <text:list-item>
              <text:p text:style-name="P13">Ort für Ort → In QGIS in Wenker-Attr.Tabelle nach Ortsnamen (via expression) suchen (show only selected features)</text:p>
            </text:list-item>
            <text:list-item>
              <text:p text:style-name="P13">Von (eindeutigem) richtigen Ort die x-y-Koordinaten in Tabelle schreiben und Tag setzen </text:p>
            </text:list-item>
            <text:list-item>
              <text:p text:style-name="P13">Bei Unsicherheiten: Nach Quadranten schauen.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9">Anmerkungen:</text:p>
      <text:list xml:id="list3505331876" text:style-name="L2">
        <text:list-item>
          <text:p text:style-name="P14">Keine Daten in Frankfurt? (und um Dermbach, <text:span text:style-name="T6">Darmstadt, gegend Bad Marienburg</text:span>?) <text:span text:style-name="T6">Da ansonsten “Lücken” meist in Bevölkerungsarmen Gebieten/dort wo keine Größeren Siedlungen.</text:span></text:p>
        </text:list-item>
      </text:list>
      <text:p text:style-name="P4"/>
      <text:list xml:id="list92032926971528" text:continue-numbering="true" text:style-name="L2">
        <text:list-item>
          <text:p text:style-name="P15">Beispielhafter Workflow: Suche in Wenker nach Gemünden → keins bei Frankenberg → Google maps: “Gemünden Frankenberg” → Suche in Wenker nach Gemünden (Wohra) → Koordinaten Kopieren.</text:p>
          <text:p text:style-name="P15">Suche in Wenker nach Gemünden → keins mit district usingen → Google maps: Gemünden usingen → gibt eins im Hochtaunus → visueller abgleich mit Wenker-Ort Gemünden im district Obertaunus → Koordinaten Kopieren.</text:p>
        </text:list-item>
      </text:list>
      <text:p text:style-name="P7"/>
      <text:list xml:id="list92034171975164" text:continue-numbering="true" text:style-name="L2">
        <text:list-item>
          <text:p text:style-name="P17">Ort nicht in Wenker: wenn ansonsten gefunden, dann trotzdem als not detected, not found deklariert aber im Kommentar geschrieben was das m. E. sein sollte.</text:p>
        </text:list-item>
      </text:list>
      <text:p text:style-name="P4"/>
      <text:p text:style-name="P4"/>
      <text:p text:style-name="P8">Probleme:</text:p>
      <text:list xml:id="list2231546313" text:style-name="L3">
        <text:list-item>
          <text:p text:style-name="P18">QGIS uses ‘,’ but excel/libre Office calc uses ‘.’ </text:p>
        </text:list-item>
        <text:list-item>
          <text:p text:style-name="P19">Hasselbach: gibt es zwei mal, beide in der nähe von Limburg. Aber per Internetsuche findet man nur eins von beiden, google maps kennt auch nur eins. Dieses hab ich genommen.</text:p>
        </text:list-item>
        <text:list-item>
          <text:p text:style-name="P16">Gemünden (distr. Frankenberg) → Gemünden (Wohra) in Spalte P?</text:p>
        </text:list-item>
        <text:list-item>
          <text:p text:style-name="P21">Wallau (distr. Biedenkopf) → Wallau (Lahn) in Spalte P?</text:p>
        </text:list-item>
      </text:list>
      <text:p text:style-name="P24"/>
      <text:p text:style-name="P25">Legende:</text:p>
      <text:list xml:id="list3883042858" text:style-name="L5">
        <text:list-item>
          <text:p text:style-name="P23">Tags:</text:p>
          <text:list>
            <text:list-item>
              <text:p text:style-name="P23">false detected: Wurde aper skript zugewiesen, liegt aber im falschen Quadranten. detected → not detected (Issue_validation)</text:p>
            </text:list-item>
            <text:list-item>
              <text:p text:style-name="P23">Multiple entries und not an unique name: Wenn nicht in extra-Tag vermerkt: ursprünglich ein “multiple entries detected”. </text:p>
            </text:list-item>
          </text:list>
        </text:list-item>
      </text:list>
      <text:p text:style-name="P5"/>
      <text:p text:style-name="P5"/>
      <text:p text:style-name="P5"/>
      <text:p text:style-name="P6">TODO:</text:p>
      <text:list xml:id="list4204914658" text:style-name="L4">
        <text:list-item>
          <text:p text:style-name="P22">die “false detected” haben noch Koordinaten → löschen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8:01:38.600966921</meta:creation-date>
    <dc:date>2022-04-04T09:20:32.564920797</dc:date>
    <meta:editing-duration>PT3H13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363" meta:character-count="2364" meta:non-whitespace-character-count="2044"/>
  </office:meta>
</office:document-meta>
</file>